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478cm" fo:margin-left="-0.191cm" table:align="left" style:writing-mode="lr-tb"/>
    </style:style>
    <style:style style:name="Table2.A" style:family="table-column">
      <style:table-column-properties style:column-width="5.8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Рек._20_право">
      <style:paragraph-properties style:snap-to-layout-grid="false"/>
    </style:style>
    <style:style style:name="P4" style:family="paragraph" style:parent-style-name="Рекомендация">
      <style:paragraph-properties style:snap-to-layout-grid="false"/>
    </style:style>
    <style:style style:name="P5" style:family="paragraph" style:parent-style-name="Standard">
      <style:text-properties fo:language="ru" fo:country="RU" style:language-complex="ar" style:country-complex="SA"/>
    </style:style>
    <style:style style:name="P6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7" style:family="paragraph" style:parent-style-name="Standard">
      <style:text-properties fo:language="ru" fo:country="RU" fo:font-style="normal" style:font-style-asian="normal" style:language-complex="ar" style:country-complex="SA" style:font-style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language="ru" fo:country="RU" fo:font-weight="bold" style:font-weight-asian="bold" style:language-complex="ar" style:country-complex="SA" style:font-weight-complex="bold"/>
    </style:style>
    <style:style style:name="P10" style:family="paragraph" style:parent-style-name="Standard">
      <style:text-properties fo:language="ru" fo:country="RU" fo:font-weight="normal" style:font-weight-asian="normal" style:language-complex="ar" style:country-complex="SA" style:font-weight-complex="normal"/>
    </style:style>
    <style:style style:name="P11" style:family="paragraph" style:parent-style-name="Standard">
      <style:text-properties fo:language="ru" fo:country="RU" style:language-complex="ar" style:country-complex="SA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Номер" style:master-page-name="First_20_Page">
      <style:paragraph-properties style:page-number="auto"/>
    </style:style>
    <style:style style:name="P15" style:family="paragraph" style:parent-style-name="Литература" style:list-style-name="WW8Num2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ar" style:country-complex="SA"/>
    </style:style>
    <style:style style:name="T3" style:family="text">
      <style:text-properties style:font-name="Arial" fo:font-style="normal" style:font-style-asian="normal"/>
    </style:style>
    <style:style style:name="T4" style:family="text">
      <style:text-properties style:language-asian="ru" style:country-asian="RU"/>
    </style:style>
    <style:style style:name="T5" style:family="text">
      <style:text-properties fo:font-size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ru" fo:country="RU" style:language-complex="ar" style:country-complex="SA"/>
    </style:style>
    <style:style style:name="T8" style:family="text">
      <style:text-properties fo:language="ru" fo:country="RU" fo:font-style="normal" style:font-style-asian="normal" style:language-complex="ar" style:country-complex="SA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("/>
      </text:sequence-decls>
      <text:p text:style-name="P14">УДК <text:span text:style-name="T5">004.434</text:span></text:p>
      <text:p text:style-name="Авторы">А. А. Бреслав</text:p>
      <text:p text:style-name="АвторыКол"/>
      <text:p text:style-name="Организация">Санкт-Петербургский государственный университет информационных технологий, механики и оптики</text:p>
      <text:p text:style-name="Заг2Кол"/>
      <text:h text:style-name="Heading_20_2" text:outline-level="2">Генерация моделей, основанная на шаблонах: реализация на основе обобщенных классов</text:h>
      <text:p text:style-name="Аннотация">В настоящей работе рассматривается подход к генерации моделей на основе шаблонов. Описываются два способа построения метамодели языка шаблонов: на основе обыкновенных классов и обобщенных (<text:span text:style-name="T2">generic</text:span>) классов. Также описываются алгоритмы валидации шаблонов и их инстанцирования.</text:p>
      <text:h text:style-name="Heading_20_3" text:outline-level="3">Введение</text:h>
      <text:p text:style-name="P5">Шаблоны (templates) широко используются для генерации текста [Чарнецки] — эта технология довольно проста и удобна. В настоящей статье мы рассмотрим подход к использованию шаблонов для генерации моделей.</text:p>
      <text:p text:style-name="P5">Под моделью мы понимаем структуру, состоящую из типизированных объектов, связанных типизированными именованными ссылками [MOF]. На практике мы имеем дело с моделями EMF (Eclipse Modelling Framework, [EMF]) — наиболее серьезной из существующих на сегодняшний день библиотек для работы с моделями. Структура всякой модели задается метамоделью, то есть моделью более высокого уровня абстракции, в которой описаны классы, объекты которых могут встречаться в модели, и отношения между ними. Другими словами метамодель задает (предметно-ориентированный) язык <text:soft-page-break/>описания моделей определенного вида, а модели являются «предложениями» в этом языке.</text:p>
      <text:p text:style-name="P5">Примером применения шаблонов для генерации моделей является механизм обобщения типов в языке C++ [Страцструп]. Здесь метамоделью является сам C++, а моделями — те классы, которые определяет программист. Шаблоны — это инструмент повторного использования. Определяя шаблон класса, мы фиксируем нечто общее для всех классов, которые получатся при инстанцировании этого шаблона. Различия между конкретными классами, получающимися в результате инстанцирования, определяются параметрами, передаваемыми шаблону.</text:p>
      <text:p text:style-name="P5">Рассматриваемый в настоящей статье подход заключается в обобщении этого принципа на любые метамодели (не только на C++).</text:p>
      <text:p text:style-name="Standard">В следующих разделах мы построим специализированные языки для описания шаблонов и рассмотрим вопросы, связанные с автоматизацией построения таких языков и проверки корректности шаблонов.</text:p>
      <text:h text:style-name="Heading_20_3" text:outline-level="3">Шаблоны моделей</text:h>
      <text:p text:style-name="P5">Итак, что же такое шаблон? Неформально говоря, шаблон модели — это «модель с дырками», то есть модель, в которой вместо некоторых объектов записаны переменные — параметры шаблона.</text:p>
      <text:p text:style-name="P6">Картника: шаблон, входные параметры, результирующая модель, метамодель результата, она же параметров, метамодель шаблона.</text:p>
      <text:p text:style-name="P7">Когда шаблон <text:span text:style-name="T6">инстанцируется</text:span>, то есть применяется, параметрам сопоставляются конкретные объекты, которые подставляются на место параметров в теле шаблона.</text:p>
      <text:p text:style-name="P6">Картинка: шаблон, значения параметров, инстанциатор, результат.</text:p>
      <text:p text:style-name="P10"><text:soft-page-break/>Рассмотрим такой пример: при создании формальных грамматик ядл языков программирования (например, в системе Grammatic [Grammatic]) часто используются правила такого вида:</text:p>
      <text:p text:style-name="P10">Sum <text:span text:style-name="T11">→</text:span> Mult (MultSign Mult)*;</text:p>
      <text:p text:style-name="P10">Это правило определяет синтаксис для ассоциативной операции (Mult — операция более высокого приоритета, MultSign — знак бинарной операции). Шаблон для создания правых частей правил такого вида мог бы выглядеть так:</text:p>
      <text:p text:style-name="P10">Expression <text:span text:style-name="T12">template </text:span>assocOp&lt;argument : Nonterminal; sign : Symbol&gt; {</text:p>
      <text:p text:style-name="P10"><text:s text:c="4"/>&lt;argument&gt; (&lt;sign&gt; &lt;argument&gt;)*</text:p>
      <text:p text:style-name="P10">}</text:p>
      <text:p text:style-name="P10">Тогда само правило можно записать как</text:p>
      <text:p text:style-name="P10">Sum <text:span text:style-name="T11">→</text:span> assocOp&lt;Mult, MultSign&gt;;</text:p>
      <text:p text:style-name="P8"><text:span text:style-name="T7">Как видно из примера, описание шаблона состоит из типа результата (в примере — Expression), имени шаблона, списка типизированных параметров шаблона и тела шаблона. В теле шаблона встречаются как элементы конечной модели — последовательность и операция «*», так и ссылки на шаблонные параметры. Кроме того, могут использоваться вызовы других шаблонов.</text:span></text:p>
      <text:p text:style-name="P8"><text:span text:style-name="T7">Если бы наши шаблоны были текстовыми, реализация такого механизма была бы очень проста: имена параметров в теле шаблона просто заменяются их значениями. Однако такой подход позволяет некорректное инстанцирование: результат применения шаблона может не являться корректной моделью. Для того, чтобы исключить некорректное инстанцирование, имеет смысл определять структуру шаблонов более строго.</text:span></text:p>
      <text:p text:style-name="Standard"><text:span text:style-name="T7">Как шаблон для генерации текста сам является текстом, так и шаблон для генерации моделей будет моделью.</text:span><text:span text:style-name="T8"> Метамодель шаблона должна позволять вводить в описание как элементы конечной модели, так и ссылки на шаблонные параметры. Самым простым способ достичь этого было бы использование той </text:span><text:soft-page-break/><text:span text:style-name="T8">метамодели, экземпляр которой будет результатом применения шаблона (в нашем примере это метамодель описания грамматики). Однако в целевой метамодели нет возможности использовать новые понятия, например, ссылки на шаблонные параметры. Например, класс Iteration (соответствующий операции «*») позволяет использовать в качестве внутреннего выражения только экземпляры класса Expression и не позволяет использовать ссылки на шаблонные параметры. Можно, конечно, унаследовать новый класс от классов Expression и TemplateParameterReference — и получить такую возможность, однако в этом классе, кроме свойств шаблонного параметра, будут также свойства выражения, унаследованные от класса Expression, которые не будут использоваться, что является примером «кода с душком» (см. [Рефакторинг], «Отказ от наследства»).</text:span></text:p>
      <text:p text:style-name="Standard"><text:span text:style-name="T7">По всей видимости для описания шаблонов понадобится новая метамодель — метамодель шаблона. Для того, чтобы в результате инстанцирования корректного шаблона всегда получалась структурно корректная модель, необходимо, чтобы метамодель шаблона накладывала на его структуру ограничения, аналогичные ограничениям в целевой метамодели. Отсюда вытекает идея о том, чтобы создавать для каждой целевой метамодели отдельную метамодель шаблона. Разумеется, необходимо строить метамодель шаблона автоматически, иначе подход будет неприменим к каждой новой метамодели, созданной пользователем.</text:span></text:p>
      <text:p text:style-name="P13">Картинка: целевая метамодель, модель со структурой, генератор метамоделей шаблонов, метамодель шаблона, шаблон с той же структурой, что и модель.</text:p>
      <text:h text:style-name="Heading_20_3" text:outline-level="3">Метамодель шаблона, основанная на наследовании</text:h>
      <text:p text:style-name="Standard">Для построения метамодели шаблона можно использовать паттерн проектирования Interface [Гранд]. В результате мы создадим для каждого класса <text:soft-page-break/>целевой метамодели интерфейс, не имеющий операций и свойств, отвечающий только за идентификацию типа. Каждый объект целевой метамодели может быть получен один из тех способов: он может быть явно описан внутри шаблона (как операция «*» в нашем примере), может быть значением параметра шаблона и может быть результатом применения другого шаблона. Для каждого из этих случаев мы можем создать реализацию нашего интерфейса. Вот пример фрагмента метамодели шаблона для класса Iteration:</text:p>
      <text:p text:style-name="Standard">interface IIterationTemplate {}</text:p>
      <text:p text:style-name="Standard">class IterationObject implements IIterationTemplate {</text:p>
      <text:p text:style-name="Standard"><text:s text:c="4"/>IExpressionTemplate expression;</text:p>
      <text:p text:style-name="Standard">}</text:p>
      <text:p text:style-name="Standard">class IterationParameterReference extends TemplateParameterReference <text:s/>implements IIterationTemplate {}</text:p>
      <text:p text:style-name="Standard">class IterationTemplateApplication extends TemplateApplication implements IIterationTemplate {}</text:p>
      <text:p text:style-name="Standard">C помощью такой метамодели шаблона достигается возможность статически проверить корректность структуры как самого шаблона, так и результата его применения. Однако этот подход не свободен от несдостатков.</text:p>
      <text:p text:style-name="Standard">Как видно из примера, если в целевой метамодели было N классов, то в метамодели шаблона их будет 4N. Такое увеличение числа классов — довольно существенный минус, поскольку метамодель может легко стать необозримой. Кроме того, наша конструкция требует многократного дублирования в структуре метамодели.</text:p>
      <text:p text:style-name="Standard">Вторым недостатком этого подхода является тот факт, что если целевая метамодель использует какую-то другую метамодель (например, метамодель грамматики использует метамодель описания лексической структуры языка), эта <text:soft-page-break/>зависимость сохраняется также и в метамодели шаблонов, что ухудшает расширяемость всей системы.</text:p>
      <text:h text:style-name="Heading_20_3" text:outline-level="3">Метамодель шаблона, основанная на обобщенных классах</text:h>
      <text:p text:style-name="Standard">Тогда-то появились generic классы.</text:p>
      <text:p text:style-name="Standard">Что, если использовать их.</text:p>
      <text:p text:style-name="Standard">Мало классов</text:p>
      <text:p text:style-name="Standard">Все просто с внешними зависимостями</text:p>
      <text:p text:style-name="Standard">Довольно простой инстанциатор.</text:p>
      <text:p text:style-name="Standard">Но статически ничего не проверяется — generics не существуют во время выполнения.</text:p>
      <text:p text:style-name="Standard">Ниже мы покажем, как с этим легко бороться.</text:p>
      <text:h text:style-name="Heading_20_3" text:outline-level="3">Структурная валидация шаблонов</text:h>
      <text:p text:style-name="Standard">Пример, вызывающий проблемы.</text:p>
      <text:p text:style-name="Standard">Интуитивный способ догадаться, что же имеется в виду.</text:p>
      <text:p text:style-name="Standard">Алгоритм вывода generic-аргументов для объектов во время выполнения.</text:p>
      <text:p text:style-name="Standard">Корректность, полнота.</text:p>
      <text:p text:style-name="Standard">Трудоемкость алгоритма.</text:p>
      <text:h text:style-name="Heading_20_3" text:outline-level="3">Заключение</text:h>
      <text:p text:style-name="Standard">Мы рассмотрели идею использования шаблонов для построения моделей.</text:p>
      <text:p text:style-name="Standard">Мы предложили два способа автоматически строить языки шаблонов по метамоделям. Один из них гибче, но требует вывода типов для валидации структуры. Мы предложили алгоритм для валидации структуры.</text:p>
      <text:p text:style-name="Standard">Шаблоны всем не раз пригодятся.</text:p>
      <text:p text:style-name="Заг._20_Сп._20_литературы">Список литературы</text:p>
      <text:list text:style-name="WW8Num2">
        <text:list-item>
          <text:p text:style-name="P15"><text:span text:style-name="Литература_20_АВТОР">Пушкин А. С.</text:span><text:span text:style-name="T4"> Избранное.</text:span></text:p>
        </text:list-item>
      </text:list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4">Рекомендована кафедрой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Поступила в редакцию</text:p>
            <text:p text:style-name="Рек._20_право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1.058cm" fo:text-align="center" style:justify-single-word="false" fo:keep-together="always" fo:hyphenation-ladder-count="no-limit" fo:keep-with-next="always" text:number-lines="false" text:line-number="0"/>
      <style:text-properties fo:text-transform="uppercase" fo:font-size="18pt" fo:font-weight="bold" style:letter-kerning="true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Аннотация" style:class="text" style:default-outline-level="2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 text:number-lines="false" text:line-number="0"/>
      <style:text-properties fo:text-transform="uppercase" fo:font-size="13pt" fo:font-weight="bold" style:font-size-asian="13pt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94cm" fo:margin-bottom="0.212cm" fo:line-height="0.564cm" fo:text-align="center" style:justify-single-word="false" fo:keep-together="always" fo:keep-with-next="always"/>
      <style:text-properties fo:text-transform="uppercase" fo:font-weight="bold" style:font-weight-asian="bold"/>
    </style:style>
    <style:style style:name="Аннотация" style:family="paragraph" style:parent-style-name="Standard" style:next-style-name="Standard">
      <style:paragraph-properties fo:margin-left="2.501cm" fo:margin-right="2.501cm" fo:margin-top="0.423cm" fo:margin-bottom="0.212cm" fo:keep-together="always" fo:text-indent="1cm" style:auto-text-indent="false" fo:keep-with-next="always"/>
      <style:text-properties fo:font-size="12pt" style:font-size-asian="12pt"/>
    </style:style>
    <style:style style:name="Авторы" style:family="paragraph" style:parent-style-name="Standard" style:next-style-name="Standard">
      <style:paragraph-properties fo:margin-left="0cm" fo:margin-right="0cm" fo:margin-top="0.423cm" fo:margin-bottom="0.106cm" fo:text-align="center" style:justify-single-word="false" fo:keep-together="always" fo:hyphenation-ladder-count="no-limit" fo:text-indent="0cm" style:auto-text-indent="false" fo:keep-with-next="always"/>
      <style:text-properties fo:font-variant="small-caps" fo:hyphenate="false" fo:hyphenation-remain-char-count="2" fo:hyphenation-push-char-count="2"/>
    </style:style>
    <style:style style:name="Номер" style:family="paragraph" style:parent-style-name="Авторы" style:next-style-name="Авторы">
      <style:paragraph-properties fo:margin-top="1.058cm" fo:margin-bottom="0.423cm" fo:line-height="0.635cm" fo:text-align="end" style:justify-single-word="false"/>
      <style:text-properties style:font-name="Arial" fo:font-size="9pt" style:font-size-asian="9pt"/>
    </style:style>
    <style:style style:name="АвторыКол" style:family="paragraph" style:parent-style-name="Standard" style:next-style-name="Standard">
      <style:paragraph-properties style:line-height-at-least="0.176cm" fo:text-align="center" style:justify-single-word="false" fo:keep-together="always" fo:keep-with-next="always">
        <style:tab-stops>
          <style:tab-stop style:position="9.001cm" style:type="center"/>
          <style:tab-stop style:position="18cm" style:type="center"/>
        </style:tab-stops>
      </style:paragraph-properties>
      <style:text-properties fo:font-variant="small-caps" fo:color="#ffffff" fo:font-size="4pt" fo:font-style="italic" style:font-size-asian="4pt" style:font-style-asian="italic"/>
    </style:style>
    <style:style style:name="Организация" style:family="paragraph" style:parent-style-name="Standard" style:next-style-name="Заг2Кол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fo:font-style="italic" style:font-style-asian="italic" fo:hyphenate="false" fo:hyphenation-remain-char-count="2" fo:hyphenation-push-char-count="2"/>
    </style:style>
    <style:style style:name="Header" style:family="paragraph" style:parent-style-name="Standard" style:class="extra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8.502cm" style:type="center"/>
          <style:tab-stop style:position="17.103cm" style:type="right"/>
        </style:tab-stops>
      </style:paragraph-properties>
      <style:text-properties fo:font-size="11pt" fo:font-style="italic" style:font-size-asian="11pt" style:font-style-asian="italic"/>
    </style:style>
    <style:style style:name="Заг2Кол" style:family="paragraph" style:parent-style-name="Header" style:next-style-name="Heading_20_2">
      <style:paragraph-properties fo:margin-top="0cm" fo:margin-bottom="0.353cm" style:line-height-at-least="0.176cm" fo:text-align="center" style:justify-single-word="false" fo:keep-together="always" fo:padding="0cm" fo:border="none" fo:keep-with-next="always">
        <style:tab-stops>
          <style:tab-stop style:position="8.502cm" style:type="center"/>
          <style:tab-stop style:position="17.103cm" style:type="right"/>
          <style:tab-stop style:position="18cm" style:type="center"/>
        </style:tab-stops>
      </style:paragraph-properties>
      <style:text-properties fo:color="#ffffff" fo:font-size="4pt" style:font-size-asian="4pt"/>
    </style:style>
    <style:style style:name="Заг._20_Сп._20_литературы" style:display-name="Заг. Сп. литературы" style:family="paragraph" style:parent-style-name="Standard" style:next-style-name="Standard">
      <style:paragraph-properties fo:margin-left="0cm" fo:margin-right="0cm" fo:margin-top="0.635cm" fo:margin-bottom="0.212cm" fo:text-align="center" style:justify-single-word="false" fo:keep-together="always" fo:hyphenation-ladder-count="no-limit" fo:text-indent="0cm" style:auto-text-indent="false" fo:keep-with-next="always"/>
      <style:text-properties fo:text-transform="uppercase" fo:font-size="11pt" style:font-size-asian="11pt" fo:hyphenate="false" fo:hyphenation-remain-char-count="2" fo:hyphenation-push-char-count="2"/>
    </style:style>
    <style:style style:name="Литература" style:family="paragraph" style:parent-style-name="Standard" style:list-style-name="WW8StyleNum">
      <style:paragraph-properties fo:margin-left="0.6cm" fo:margin-right="0cm" fo:margin-top="0cm" fo:margin-bottom="0.212cm" fo:keep-together="always" fo:hyphenation-ladder-count="no-limit" fo:text-indent="-0.6cm" style:auto-text-indent="false"/>
      <style:text-properties fo:language="zxx" fo:country="none" style:language-asian="zxx" style:country-asian="none" fo:hyphenate="false" fo:hyphenation-remain-char-count="2" fo:hyphenation-push-char-count="2"/>
    </style:style>
    <style:style style:name="НазванеРеферата" style:family="paragraph" style:parent-style-name="Standard" style:next-style-name="Standard">
      <style:paragraph-properties fo:keep-together="always" fo:hyphenation-ladder-count="no-limit" fo:keep-with-next="always"/>
      <style:text-properties fo:text-transform="uppercase" fo:font-size="11pt" fo:font-weight="bold" style:font-size-asian="11pt" style:font-weight-asian="bold" fo:hyphenate="false" fo:hyphenation-remain-char-count="2" fo:hyphenation-push-char-count="2"/>
    </style:style>
    <style:style style:name="Реферат" style:family="paragraph" style:parent-style-name="Standard" style:next-style-name="Standard">
      <style:paragraph-properties fo:margin-left="2cm" fo:margin-right="0cm" fo:keep-together="always" fo:hyphenation-ladder-count="no-limit" fo:text-indent="1cm" style:auto-text-indent="false" fo:keep-with-next="always"/>
      <style:text-properties fo:font-size="10pt" style:font-size-asian="10pt" fo:hyphenate="false" fo:hyphenation-remain-char-count="2" fo:hyphenation-push-char-count="2"/>
    </style:style>
    <style:style style:name="РефератИл" style:family="paragraph" style:parent-style-name="Реферат" style:next-style-name="НомерРеферата">
      <style:paragraph-properties fo:margin-top="0.106cm" fo:margin-bottom="0cm" fo:keep-with-next="auto"/>
    </style:style>
    <style:style style:name="НомерРеферата" style:family="paragraph" style:parent-style-name="Номер" style:next-style-name="НазванеРеферата">
      <style:paragraph-properties fo:margin-top="0.988cm" fo:margin-bottom="0.423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style:line-height-at-least="0.423cm" fo:text-align="center" style:justify-single-word="false" fo:keep-together="always" fo:hyphenation-ladder-count="no-limit" fo:keep-with-next="always"/>
      <style:text-properties fo:font-style="italic" style:font-style-asian="italic" fo:hyphenate="false" fo:hyphenation-remain-char-count="2" fo:hyphenation-push-char-count="2"/>
    </style:style>
    <style:style style:name="НеОбычный" style:family="paragraph" style:parent-style-name="Standard" style:next-style-name="Standard">
      <style:paragraph-properties fo:line-height="0.529cm"/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text-transform="uppercase" style:font-name="Arial" fo:font-size="7pt" style:font-size-asian="7pt"/>
    </style:style>
    <style:style style:name="Contents_20_2" style:display-name="Contents 2" style:family="paragraph" style:parent-style-name="Standard" style:class="index">
      <style:paragraph-properties fo:margin-left="1.251cm" fo:margin-right="1.101cm" fo:keep-together="always" fo:text-indent="-0.75cm" style:auto-text-indent="false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font-size="10pt" style:font-size-asian="10pt"/>
    </style:style>
    <style:style style:name="Рек._20_право" style:display-name="Рек. право" style:family="paragraph" style:parent-style-name="Standard">
      <style:paragraph-properties fo:text-align="end" style:justify-single-word="false" fo:keep-together="always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Рекомендация" style:family="paragraph" style:parent-style-name="Standard">
      <style:paragraph-properties fo:margin-left="0cm" fo:margin-right="0cm" fo:keep-together="always" fo:hyphenation-ladder-count="no-limit" fo:text-indent="0cm" style:auto-text-indent="false"/>
      <style:text-properties style:font-name="Arial" fo:font-size="9pt" style:font-size-asian="9pt" fo:hyphenate="false" fo:hyphenation-remain-char-count="2" fo:hyphenation-push-char-count="2"/>
    </style:style>
    <style:style style:name="Footnote" style:family="paragraph" style:parent-style-name="Standard" style:class="extra">
      <style:paragraph-properties style:line-height-at-least="0.423cm"/>
      <style:text-properties fo:font-size="10pt" style:font-size-asian="10pt"/>
    </style:style>
    <style:style style:name="формула" style:family="paragraph" style:parent-style-name="Standard">
      <style:paragraph-properties fo:margin-left="0cm" fo:margin-right="0cm" fo:text-indent="0cm" style:auto-text-indent="false"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ЗагПредисловие" style:family="paragraph" style:parent-style-name="Heading_20_1" style:next-style-name="Standard">
      <style:paragraph-properties fo:margin-top="0cm" fo:margin-bottom="2.54cm"/>
      <style:text-properties fo:font-size="16pt" fo:language="zxx" fo:country="none" fo:font-weight="normal" style:font-size-asian="16pt" style:language-asian="zxx" style:country-asian="none" style:font-weight-asian="normal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2.101cm" fo:margin-top="0.212cm" fo:margin-bottom="0.071cm" fo:text-align="start" style:justify-single-word="false" fo:keep-together="always" fo:text-indent="0cm" style:auto-text-indent="false" fo:keep-with-next="always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text-transform="uppercase" style:font-name="Arial" fo:font-size="11pt" fo:font-weight="bold" style:font-size-asian="11pt" style:font-weight-asian="bold"/>
    </style:style>
    <style:style style:name="ОбычныйСписок" style:family="paragraph" style:parent-style-name="Standard" style:list-style-name="WW8StyleNum1"/>
    <style:style style:name="ПодРедакцией" style:family="paragraph" style:parent-style-name="Standard" style:next-style-name="Standard">
      <style:paragraph-properties fo:margin-top="0.423cm" fo:margin-bottom="0cm" fo:text-align="center" style:justify-single-word="false" fo:keep-with-next="always"/>
      <style:text-properties fo:font-style="italic" style:font-style-asian="italic"/>
    </style:style>
    <style:style style:name="Содержание" style:family="paragraph" style:parent-style-name="Standard" style:next-style-name="Standard">
      <style:paragraph-properties fo:margin-left="0cm" fo:margin-right="0cm" fo:margin-top="0.353cm" fo:margin-bottom="0cm" fo:text-align="center" style:justify-single-word="false" fo:text-indent="0cm" style:auto-text-indent="false"/>
      <style:text-properties fo:text-transform="uppercase" style:font-name="Arial"/>
    </style:style>
    <style:style style:name="ТемаЖурнала" style:family="paragraph" style:parent-style-name="Standard" style:next-style-name="Содержание">
      <style:paragraph-properties fo:margin-left="0cm" fo:margin-right="0cm" fo:text-align="center" style:justify-single-word="false" fo:text-indent="0cm" style:auto-text-indent="false" fo:keep-with-next="always"/>
      <style:text-properties fo:text-transform="uppercase" style:font-name="Arial" fo:font-size="18pt" style:font-size-asian="18pt"/>
    </style:style>
    <style:style style:name="Черный" style:family="paragraph" style:parent-style-name="Standard" style:next-style-name="Standard">
      <style:paragraph-properties fo:margin-left="0cm" fo:margin-right="0cm" fo:margin-top="0.247cm" fo:margin-bottom="0.141cm" fo:text-indent="0cm" style:auto-text-indent="false" fo:background-color="#000000" fo:padding="0cm" fo:border-left="none" fo:border-right="none" fo:border-top="0.035cm solid #000000" fo:border-bottom="0.035cm solid #000000">
        <style:tab-stops>
          <style:tab-stop style:position="8.502cm" style:type="center"/>
          <style:tab-stop style:position="16.753cm" style:type="right"/>
        </style:tab-stops>
        <style:background-image/>
      </style:paragraph-properties>
      <style:text-properties fo:text-transform="uppercase" fo:color="#ffffff" style:font-name="Arial" fo:font-size="11pt" fo:font-weight="bold" style:font-size-asian="11pt" style:font-weight-asian="bold"/>
    </style:style>
    <style:style style:name="Название_20_таблицы" style:display-name="Название таблицы" style:family="paragraph" style:parent-style-name="Название_20_объекта">
      <style:paragraph-properties fo:margin-top="0cm" fo:margin-bottom="0.106cm" fo:text-align="end" style:justify-single-word="false"/>
    </style:style>
    <style:style style:name="Эпиграф" style:family="paragraph" style:parent-style-name="Аннотация" style:next-style-name="ЭпиграфАвтор">
      <style:paragraph-properties fo:margin-left="0cm" fo:margin-right="5.66cm" fo:margin-top="0cm" fo:margin-bottom="0cm" fo:text-indent="0.7cm" style:auto-text-indent="false"/>
    </style:style>
    <style:style style:name="ЭпиграфАвтор" style:family="paragraph" style:parent-style-name="Эпиграф" style:next-style-name="Эпиграф">
      <style:paragraph-properties fo:margin-left="0cm" fo:margin-right="0cm" fo:margin-top="0cm" fo:margin-bottom="0.176cm" fo:text-align="end" style:justify-single-word="false" fo:text-indent="0cm" style:auto-text-indent="false"/>
      <style:text-properties fo:font-style="italic" style:font-style-asian="italic"/>
    </style:style>
    <style:style style:name="Программа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ize="10pt" fo:language="zxx" fo:country="none" style:font-size-asian="10pt" style:language-asian="zxx" style:country-asian="none"/>
    </style:style>
    <style:style style:name="формулаОВ" style:family="paragraph" style:parent-style-name="формула">
      <style:paragraph-properties fo:margin-top="0.212cm" fo:margin-bottom="0cm"/>
    </style:style>
    <style:style style:name="формулаОВН" style:family="paragraph" style:parent-style-name="формула">
      <style:paragraph-properties fo:margin-top="0.212cm" fo:margin-bottom="0.212cm"/>
    </style:style>
    <style:style style:name="формулаОН" style:family="paragraph" style:parent-style-name="формула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0pt" fo:font-style="normal" fo:font-weight="normal" style:font-size-asian="10pt" style:font-style-asian="normal" style:font-weight-asian="normal"/>
    </style:style>
    <style:style style:name="WW8Num2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.Доказательство" style:family="text" style:parent-style-name="Основной_20_шрифт_20_абзаца">
      <style:text-properties fo:language="ru" fo:country="RU" fo:font-style="italic" fo:font-weight="bold" style:font-style-asian="italic" style:font-weight-asian="bold"/>
    </style:style>
    <style:style style:name="Заг.Замечание" style:family="text" style:parent-style-name="Основной_20_шрифт_20_абзаца">
      <style:text-properties fo:letter-spacing="0.071cm"/>
    </style:style>
    <style:style style:name="Заг.Теорема" style:family="text" style:parent-style-name="Основной_20_шрифт_20_абзаца">
      <style:text-properties fo:letter-spacing="normal" fo:language="ru" fo:country="RU" fo:font-weight="bold" style:font-weight-asian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Литература_20_АВТОР" style:display-name="Литература АВТОР" style:family="text" style:parent-style-name="Основной_20_шрифт_20_абзаца">
      <style:text-properties fo:language="zxx" fo:country="none" fo:font-style="italic" style:language-asian="zxx" style:country-asian="none" style:font-style-asian="italic"/>
    </style:style>
    <style:style style:name="Рукописный" style:family="text" style:parent-style-name="Основной_20_шрифт_20_абзаца">
      <style:text-properties style:font-name="Decor"/>
    </style:style>
    <style:style style:name="ЗагРефАвтор" style:family="text" style:parent-style-name="Основной_20_шрифт_20_абзаца">
      <style:text-properties style:font-name="Arial" fo:font-weight="bold" style:font-weight-asian="bold"/>
    </style:style>
    <style:style style:name="ЗагРефИВ" style:family="text" style:parent-style-name="Основной_20_шрифт_20_абзаца">
      <style:text-properties fo:text-transform="uppercas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cm" text:min-label-distance="0.6cm" fo:text-align="end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tyle="normal" style:font-style-asian="normal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57cm" fo:margin-bottom="2.501cm" fo:margin-left="2.4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57cm" fo:margin-bottom="1.501cm" fo:margin-left="2.4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801cm" fo:margin-bottom="1.501cm" fo:margin-left="2.4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7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number-style style:name="N116">
      <number:text>дд.ММ.гг Ч:мм:сс</number:text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_20_1" style:display-name="Convert 1" style:page-layout-name="pm2" style:next-style-name="Next_20_convert_20_1">
      <style:footer>
        <text:p text:style-name="Footer"><draw:frame draw:style-name="fr1" draw:name="Frame3" text:anchor-type="paragraph" svg:y="-0.298cm" fo:min-width="0.041cm" draw:z-index="0"><draw:text-box fo:min-height="0.37cm"><text:p text:style-name="Footer"><text:file-name text:display="full">/media/data/work/grammatic/templates_rus/templates.odt</text:file-name></text:p></draw:text-box></draw:frame></text:p>
      </style:footer>
    </style:master-page>
    <style:master-page style:name="Next_20_convert_20_1" style:display-name="Next convert 1" style:page-layout-name="pm3">
      <style:header>
        <text:p text:style-name="Header"><text:tab/><text:span text:style-name="T1"><text:tab/></text:span><text:span text:style-name="T2"><text:page-number text:select-page="current"/></text:span></text:p>
      </style:header>
      <style:header-left>
        <text:p text:style-name="Header"><text:span text:style-name="T2"><text:page-number text:select-page="current"/></text:span><text:span text:style-name="T2"><text:tab/></text:span></text:p>
      </style:header-left>
      <style:footer>
        <text:p text:style-name="Footer"><draw:frame draw:style-name="fr1" draw:name="Frame1" text:anchor-type="paragraph" svg:y="-0.298cm" fo:min-width="0.041cm" draw:z-index="0"><draw:text-box fo:min-height="0.37cm"><text:p text:style-name="Footer"><text:modification-date style:data-style-name="N116">дд.ММ.гг Ч:мм:сс</text:modification-date></text:p></draw:text-box></draw:frame></text:p>
      </style:footer>
      <style:footer-left>
        <text:p text:style-name="Footer"><draw:frame draw:style-name="fr1" draw:name="Frame2" text:anchor-type="paragraph" svg:y="-0.298cm" fo:min-width="0.041cm" draw:z-index="0"><draw:text-box fo:min-height="0.37cm"><text:p text:style-name="Footer"><text:modification-date style:data-style-name="N117">4/10/2008 02:35:36 PM</text:modification-date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боростроение</dc:title>
    <dc:description>В этом шаблоне содержаться стили используемые при издании журнала Приборостроение.</dc:description>
    <dc:subject>Малая земля</dc:subject>
    <meta:initial-creator>Andrey Breslav</meta:initial-creator>
    <meta:creation-date>2008-09-12T10:08:04</meta:creation-date>
    <dc:creator>Andrey Breslav</dc:creator>
    <dc:date>2008-10-04T14:35:36</dc:date>
    <meta:keyword>Мы крутые</meta:keyword>
    <meta:keyword>мы непобедимые!</meta:keyword>
    <meta:editing-cycles>138</meta:editing-cycles>
    <meta:editing-duration>P1DT10H50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67" meta:word-count="1063" meta:character-count="8584"/>
  </office:meta>
</office:document-meta>
</file>